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729fcf" draw:opacity="50%" draw:textarea-horizontal-align="justify" draw:textarea-vertical-align="middle" draw:auto-grow-height="false" fo:min-height="2.688cm" fo:min-width="2.03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567cm" fo:min-width="2.116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="solid" draw:fill-color="#729fcf" draw:opacity="50%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ce181e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66b3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66b3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2.9cm" svg:height="3.3cm" svg:x="2.999cm" svg:y="3.19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2.9cm" svg:height="2.101cm" svg:x="3cm" svg:y="4.39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4" draw:layer="layout" svg:width="2.7cm" svg:height="1.1cm" svg:x="3.099cm" svg:y="3.4cm">
            <draw:text-box>
              <text:p text:style-name="P3"><text:span text:style-name="T1">nom</text:span></text:p>
            </draw:text-box>
          </draw:frame>
          <draw:frame draw:style-name="gr4" draw:text-style-name="P5" draw:layer="layout" svg:width="2.7cm" svg:height="1.4cm" svg:x="3.099cm" svg:y="4.6cm">
            <draw:text-box>
              <text:p text:style-name="P3"><text:span text:style-name="T2">"John"</text:span></text:p>
            </draw:text-box>
          </draw:frame>
        </draw:g>
        <draw:g>
          <draw:g>
            <draw:custom-shape draw:style-name="gr1" draw:text-style-name="P1" draw:layer="layout" svg:width="2.9cm" svg:height="3.3cm" svg:x="5.9cm" svg:y="3.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2.9cm" svg:height="2.101cm" svg:x="5.901cm" svg:y="4.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4" draw:layer="layout" svg:width="2.7cm" svg:height="1.1cm" svg:x="6cm" svg:y="3.401cm">
            <draw:text-box>
              <text:p text:style-name="P3"><text:span text:style-name="T1"><text:s/></text:span></text:p>
            </draw:text-box>
          </draw:frame>
          <draw:frame draw:style-name="gr4" draw:text-style-name="P5" draw:layer="layout" svg:width="2.7cm" svg:height="1.4cm" svg:x="6cm" svg:y="4.601cm">
            <draw:text-box>
              <text:p text:style-name="P3"><text:span text:style-name="T2"><text:s/></text:span></text:p>
            </draw:text-box>
          </draw:frame>
        </draw:g>
        <draw:g>
          <draw:g>
            <draw:custom-shape draw:style-name="gr1" draw:text-style-name="P1" draw:layer="layout" svg:width="2.9cm" svg:height="3.3cm" svg:x="8.801cm" svg:y="3.2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2.9cm" svg:height="2.101cm" svg:x="8.802cm" svg:y="4.4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4" draw:layer="layout" svg:width="2.7cm" svg:height="1.1cm" svg:x="8.901cm" svg:y="3.402cm">
            <draw:text-box>
              <text:p text:style-name="P3"><text:span text:style-name="T1">n</text:span></text:p>
            </draw:text-box>
          </draw:frame>
          <draw:frame draw:style-name="gr4" draw:text-style-name="P5" draw:layer="layout" svg:width="2.7cm" svg:height="1.4cm" svg:x="8.901cm" svg:y="4.602cm">
            <draw:text-box>
              <text:p text:style-name="P3"><text:span text:style-name="T2">2</text:span></text:p>
            </draw:text-box>
          </draw:frame>
        </draw:g>
        <draw:g>
          <draw:g>
            <draw:custom-shape draw:style-name="gr1" draw:text-style-name="P1" draw:layer="layout" svg:width="2.9cm" svg:height="3.3cm" svg:x="3cm" svg:y="6.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2.9cm" svg:height="2.101cm" svg:x="3.001cm" svg:y="7.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4" draw:layer="layout" svg:width="2.7cm" svg:height="1.1cm" svg:x="3.1cm" svg:y="6.701cm">
            <draw:text-box>
              <text:p text:style-name="P3"><text:span text:style-name="T1"><text:s/></text:span></text:p>
            </draw:text-box>
          </draw:frame>
          <draw:frame draw:style-name="gr4" draw:text-style-name="P5" draw:layer="layout" svg:width="2.7cm" svg:height="1.4cm" svg:x="3.1cm" svg:y="7.901cm">
            <draw:text-box>
              <text:p text:style-name="P3"><text:span text:style-name="T2"><text:s/></text:span></text:p>
            </draw:text-box>
          </draw:frame>
        </draw:g>
        <draw:g>
          <draw:g>
            <draw:custom-shape draw:style-name="gr1" draw:text-style-name="P1" draw:layer="layout" svg:width="2.9cm" svg:height="3.3cm" svg:x="5.901cm" svg:y="6.5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2.9cm" svg:height="2.101cm" svg:x="5.902cm" svg:y="7.7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4" draw:layer="layout" svg:width="2.7cm" svg:height="1.1cm" svg:x="6.001cm" svg:y="6.702cm">
            <draw:text-box>
              <text:p text:style-name="P3"><text:span text:style-name="T1">trouve</text:span></text:p>
            </draw:text-box>
          </draw:frame>
          <draw:frame draw:style-name="gr4" draw:text-style-name="P5" draw:layer="layout" svg:width="2.7cm" svg:height="1.4cm" svg:x="6.001cm" svg:y="7.902cm">
            <draw:text-box>
              <text:p text:style-name="P3"><text:span text:style-name="T2">False</text:span></text:p>
            </draw:text-box>
          </draw:frame>
        </draw:g>
        <draw:g>
          <draw:g>
            <draw:custom-shape draw:style-name="gr1" draw:text-style-name="P1" draw:layer="layout" svg:width="2.9cm" svg:height="3.3cm" svg:x="8.802cm" svg:y="6.50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2.9cm" svg:height="2.101cm" svg:x="8.803cm" svg:y="7.70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4" draw:layer="layout" svg:width="2.7cm" svg:height="1.1cm" svg:x="8.902cm" svg:y="6.703cm">
            <draw:text-box>
              <text:p text:style-name="P3"><text:span text:style-name="T1"><text:s/></text:span></text:p>
            </draw:text-box>
          </draw:frame>
          <draw:frame draw:style-name="gr4" draw:text-style-name="P5" draw:layer="layout" svg:width="2.7cm" svg:height="1.4cm" svg:x="8.902cm" svg:y="7.903cm">
            <draw:text-box>
              <text:p text:style-name="P3"><text:span text:style-name="T2"><text:s/></text:span></text:p>
            </draw:text-box>
          </draw:frame>
        </draw:g>
        <draw:g>
          <draw:g>
            <draw:custom-shape draw:style-name="gr1" draw:text-style-name="P1" draw:layer="layout" svg:width="2.9cm" svg:height="3.3cm" svg:x="3.001cm" svg:y="9.8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2.9cm" svg:height="2.101cm" svg:x="3.002cm" svg:y="11.0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4" draw:layer="layout" svg:width="2.7cm" svg:height="1.1cm" svg:x="3.101cm" svg:y="10.002cm">
            <draw:text-box>
              <text:p text:style-name="P3"><text:span text:style-name="T1"><text:s/></text:span></text:p>
            </draw:text-box>
          </draw:frame>
          <draw:frame draw:style-name="gr4" draw:text-style-name="P5" draw:layer="layout" svg:width="2.7cm" svg:height="1.4cm" svg:x="3.101cm" svg:y="11.202cm">
            <draw:text-box>
              <text:p text:style-name="P3"><text:span text:style-name="T2"><text:s/></text:span></text:p>
            </draw:text-box>
          </draw:frame>
        </draw:g>
        <draw:g>
          <draw:g>
            <draw:custom-shape draw:style-name="gr1" draw:text-style-name="P1" draw:layer="layout" svg:width="2.9cm" svg:height="3.3cm" svg:x="5.902cm" svg:y="9.80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2.9cm" svg:height="2.101cm" svg:x="5.903cm" svg:y="11.00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4" draw:layer="layout" svg:width="2.7cm" svg:height="1.1cm" svg:x="6.002cm" svg:y="10.003cm">
            <draw:text-box>
              <text:p text:style-name="P3"><text:span text:style-name="T1">x_pos</text:span></text:p>
            </draw:text-box>
          </draw:frame>
          <draw:frame draw:style-name="gr4" draw:text-style-name="P5" draw:layer="layout" svg:width="2.7cm" svg:height="1.4cm" svg:x="6.002cm" svg:y="11.203cm">
            <draw:text-box>
              <text:p text:style-name="P3"><text:span text:style-name="T2">10.5</text:span></text:p>
            </draw:text-box>
          </draw:frame>
        </draw:g>
        <draw:g>
          <draw:g>
            <draw:custom-shape draw:style-name="gr1" draw:text-style-name="P1" draw:layer="layout" svg:width="2.9cm" svg:height="3.3cm" svg:x="8.803cm" svg:y="9.80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2.9cm" svg:height="2.101cm" svg:x="8.804cm" svg:y="11.00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4" draw:layer="layout" svg:width="2.7cm" svg:height="1.1cm" svg:x="8.903cm" svg:y="10.004cm">
            <draw:text-box>
              <text:p text:style-name="P3"><text:span text:style-name="T1">k</text:span></text:p>
            </draw:text-box>
          </draw:frame>
          <draw:frame draw:style-name="gr4" draw:text-style-name="P5" draw:layer="layout" svg:width="2.7cm" svg:height="1.4cm" svg:x="8.903cm" svg:y="11.204cm">
            <draw:text-box>
              <text:p text:style-name="P3"><text:span text:style-name="T2">-30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5T11:01:20.354932325</meta:creation-date>
    <dc:date>2021-07-15T11:40:59.743510094</dc:date>
    <meta:editing-duration>PT10M24S</meta:editing-duration>
    <meta:editing-cycles>3</meta:editing-cycles>
    <meta:generator>LibreOffice/6.0.7.3$Linux_X86_64 LibreOffice_project/00m0$Build-3</meta:generator>
    <meta:document-statistic meta:object-count="54"/>
  </office:meta>
</office:document-meta>
</file>